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74ad" officeooo:paragraph-rsid="000374ad"/>
    </style:style>
    <style:style style:name="P2" style:family="paragraph" style:parent-style-name="Standard">
      <style:text-properties officeooo:rsid="000374ad" officeooo:paragraph-rsid="000374ad"/>
    </style:style>
    <style:style style:name="P3" style:family="paragraph" style:parent-style-name="Standard">
      <style:text-properties fo:font-size="15pt" officeooo:rsid="000374ad" officeooo:paragraph-rsid="000374ad" style:font-size-asian="15pt" style:font-size-complex="15pt"/>
    </style:style>
    <style:style style:name="P4" style:family="paragraph" style:parent-style-name="Standard" style:list-style-name="L1">
      <style:text-properties officeooo:rsid="000374ad" officeooo:paragraph-rsid="000374ad"/>
    </style:style>
    <style:style style:name="P5" style:family="paragraph" style:parent-style-name="Standard">
      <style:text-properties officeooo:rsid="000374ad" officeooo:paragraph-rsid="000374ad"/>
    </style:style>
    <style:style style:name="P6" style:family="paragraph" style:parent-style-name="Standard" style:list-style-name="L1">
      <style:text-properties officeooo:rsid="0007201e" officeooo:paragraph-rsid="0007201e"/>
    </style:style>
    <style:style style:name="P7" style:family="paragraph" style:parent-style-name="Standard">
      <style:text-properties fo:font-weight="bold" officeooo:rsid="000374ad" officeooo:paragraph-rsid="000374ad" style:font-weight-asian="bold" style:font-weight-complex="bold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Projekt Patientenverwaltungs-Software</text:p>
      <text:p text:style-name="P2"/>
      <text:p text:style-name="P2"/>
      <text:p text:style-name="P7">Feature List:</text:p>
      <text:p text:style-name="P2"/>
      <text:list xml:id="list6475777668660464171" text:style-name="L1">
        <text:list-item>
          <text:p text:style-name="P4">Patienten neu anlegen</text:p>
        </text:list-item>
        <text:list-item>
          <text:p text:style-name="P4">Patienten der existiert übernehmen</text:p>
        </text:list-item>
        <text:list-item>
          <text:p text:style-name="P4">Patienten verwalten</text:p>
        </text:list-item>
        <text:list-item>
          <text:p text:style-name="P4">Patienten in die Warteliste, <text:span text:style-name="T1">eventuell mit Prioritäten,</text:span> einfüge<text:span text:style-name="T2">n</text:span></text:p>
        </text:list-item>
        <text:list-item>
          <text:p text:style-name="P6">Kalender, für Termine der Patienten</text:p>
        </text:list-item>
        <text:list-item>
          <text:p text:style-name="P6">Rezepte/Überweisungen erstel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374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Projekt: Adler Lorenz,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5-05T22:35:30.219000000</dc:date>
    <meta:editing-duration>PT5M56S</meta:editing-duration>
    <meta:editing-cycles>3</meta:editing-cycles>
    <meta:generator>LibreOffice/4.4.3.1$Windows_x86 LibreOffice_project/b2f347f2ac68821efc00b6f1793cda90af748118</meta:generator>
    <meta:document-statistic meta:table-count="0" meta:image-count="0" meta:object-count="0" meta:page-count="1" meta:paragraph-count="9" meta:word-count="44" meta:character-count="376" meta:non-whitespace-character-count="304"/>
  </office:meta>
</office:document-meta>
</file>